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7.149cm" fo:min-width="27.05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2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6.612cm"/>
    </style:style>
    <style:style style:name="gr6" style:family="graphic" style:parent-style-name="standard">
      <style:graphic-properties draw:textarea-horizontal-align="justify" draw:textarea-vertical-align="middle" draw:auto-grow-height="false" fo:min-height="14.99cm" fo:min-width="11.565cm"/>
    </style:style>
    <style:style style:name="gr7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8" style:family="graphic" style:parent-style-name="standard">
      <style:graphic-properties draw:textarea-horizontal-align="justify" draw:textarea-vertical-align="middle" draw:auto-grow-height="false" fo:min-height="9.656cm" fo:min-width="11.565cm"/>
    </style:style>
    <style:style style:name="gr9" style:family="graphic" style:parent-style-name="standard">
      <style:graphic-properties draw:textarea-horizontal-align="justify" draw:textarea-vertical-align="middle" draw:auto-grow-height="false" fo:min-height="7.878cm" fo:min-width="20.582cm"/>
    </style:style>
    <style:style style:name="gr10" style:family="graphic" style:parent-style-name="standard">
      <style:graphic-properties draw:textarea-horizontal-align="justify" draw:textarea-vertical-align="middle" draw:auto-grow-height="false" fo:min-height="1.277cm" fo:min-width="4.17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052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15" style:family="graphic" style:parent-style-name="standard">
      <style:graphic-properties draw:textarea-horizontal-align="justify" draw:textarea-vertical-align="middle" draw:auto-grow-height="false" fo:min-height="0.926cm" fo:min-width="7.026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1.277cm" fo:min-width="4.081cm"/>
    </style:style>
    <style:style style:name="gr17" style:family="graphic" style:parent-style-name="standard">
      <style:graphic-properties draw:textarea-horizontal-align="justify" draw:textarea-vertical-align="middle" draw:auto-grow-height="false" fo:min-height="0.957cm" fo:min-width="1.406cm"/>
    </style:style>
    <style:style style:name="gr18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19" style:family="graphic" style:parent-style-name="standard">
      <style:graphic-properties draw:textarea-horizontal-align="justify" draw:textarea-vertical-align="middle" draw:auto-grow-height="false" fo:min-height="1.188cm" fo:min-width="6.506cm"/>
    </style:style>
    <style:style style:name="gr20" style:family="graphic" style:parent-style-name="standard">
      <style:graphic-properties draw:textarea-horizontal-align="justify" draw:textarea-vertical-align="middle" draw:auto-grow-height="false" fo:min-height="2.221cm" fo:min-width="10.084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22" style:family="graphic" style:parent-style-name="standard">
      <style:graphic-properties draw:textarea-horizontal-align="justify" draw:textarea-vertical-align="middle" draw:auto-grow-height="false" fo:min-height="13.212cm" fo:min-width="4.199cm"/>
    </style:style>
    <style:style style:name="gr23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1.277cm" fo:min-width="3.363cm"/>
    </style:style>
    <style:style style:name="gr26" style:family="graphic" style:parent-style-name="standard">
      <style:graphic-properties draw:textarea-horizontal-align="justify" draw:textarea-vertical-align="middle" draw:auto-grow-height="false" fo:min-height="1.192cm" fo:min-width="4.323cm" fo:wrap-option="no-wrap"/>
    </style:style>
    <style:style style:name="gr27" style:family="graphic" style:parent-style-name="standard">
      <style:graphic-properties draw:textarea-horizontal-align="justify" draw:textarea-vertical-align="middle" draw:auto-grow-height="false" fo:min-height="1.368cm" fo:min-width="3.541cm"/>
    </style:style>
    <style:style style:name="gr28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29" style:family="graphic" style:parent-style-name="standard">
      <style:graphic-properties draw:textarea-horizontal-align="justify" draw:textarea-vertical-align="middle" draw:auto-grow-height="false" fo:min-height="1.637cm" fo:min-width="5.248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31" style:family="graphic" style:parent-style-name="standard">
      <style:graphic-properties draw:textarea-horizontal-align="justify" draw:textarea-vertical-align="middle" draw:auto-grow-height="false" fo:min-height="2.1cm" fo:min-width="3.882cm"/>
    </style:style>
    <style:style style:name="gr32" style:family="graphic" style:parent-style-name="standard">
      <style:graphic-properties draw:textarea-horizontal-align="justify" draw:textarea-vertical-align="middle" draw:auto-grow-height="false" fo:min-height="1.274cm" fo:min-width="2.231cm"/>
    </style:style>
    <style:style style:name="gr33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2.485cm"/>
    </style:style>
    <style:style style:name="gr35" style:family="graphic" style:parent-style-name="standard">
      <style:graphic-properties draw:textarea-horizontal-align="justify" draw:textarea-vertical-align="middle" draw:auto-grow-height="false" fo:min-height="1.279cm" fo:min-width="5.146cm" fo:wrap-option="no-wrap"/>
    </style:style>
    <style:style style:name="gr36" style:family="graphic" style:parent-style-name="standard">
      <style:graphic-properties draw:textarea-horizontal-align="justify" draw:textarea-vertical-align="middle" draw:auto-grow-height="false" fo:min-height="1.593cm" fo:min-width="4.2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38" style:family="graphic" style:parent-style-name="standard">
      <style:graphic-properties draw:textarea-horizontal-align="justify" draw:textarea-vertical-align="middle" draw:auto-grow-height="false" fo:min-height="1.481cm" fo:min-width="3.374cm"/>
    </style:style>
    <style:style style:name="gr39" style:family="graphic" style:parent-style-name="standard">
      <style:graphic-properties draw:textarea-horizontal-align="justify" draw:textarea-vertical-align="middle" draw:auto-grow-height="false" fo:min-height="2.163cm" fo:min-width="6.993cm"/>
    </style:style>
    <style:style style:name="gr40" style:family="graphic" style:parent-style-name="standard">
      <style:graphic-properties draw:textarea-horizontal-align="justify" draw:textarea-vertical-align="middle" draw:auto-grow-height="false" fo:min-height="1.726cm" fo:min-width="4.53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1.546cm" fo:min-width="5.068cm"/>
    </style:style>
    <style:style style:name="gr43" style:family="graphic" style:parent-style-name="standard">
      <style:graphic-properties draw:textarea-horizontal-align="justify" draw:textarea-vertical-align="middle" draw:auto-grow-height="false" fo:min-height="6.608cm" fo:min-width="64.27cm"/>
    </style:style>
    <style:style style:name="gr44" style:family="graphic" style:parent-style-name="standard">
      <style:graphic-properties draw:textarea-horizontal-align="justify" draw:textarea-vertical-align="middle" draw:auto-grow-height="false" fo:min-height="2.164cm" fo:min-width="2.739cm"/>
    </style:style>
    <style:style style:name="gr45" style:family="graphic" style:parent-style-name="standard">
      <style:graphic-properties draw:textarea-horizontal-align="justify" draw:textarea-vertical-align="middle" draw:auto-grow-height="false" fo:min-height="2.164cm" fo:min-width="2.084cm"/>
    </style:style>
    <style:style style:name="gr46" style:family="graphic" style:parent-style-name="standard">
      <style:graphic-properties draw:textarea-horizontal-align="justify" draw:textarea-vertical-align="middle" draw:auto-grow-height="false" fo:min-height="2.164cm" fo:min-width="1.782cm"/>
    </style:style>
    <style:style style:name="gr47" style:family="graphic" style:parent-style-name="standard">
      <style:graphic-properties draw:textarea-horizontal-align="justify" draw:textarea-vertical-align="middle" draw:auto-grow-height="false" fo:min-height="2.164cm" fo:min-width="1.748cm"/>
    </style:style>
    <style:style style:name="gr48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49" style:family="graphic" style:parent-style-name="standard">
      <style:graphic-properties draw:textarea-horizontal-align="justify" draw:textarea-vertical-align="middle" draw:auto-grow-height="false" fo:min-height="3.397cm" fo:min-width="10.79cm" fo:wrap-option="no-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0.75cm" fo:min-width="2.823cm"/>
    </style:style>
    <style:style style:name="gr52" style:family="graphic" style:parent-style-name="standard">
      <style:graphic-properties draw:textarea-horizontal-align="justify" draw:textarea-vertical-align="middle" draw:auto-grow-height="false" fo:min-height="2.417cm" fo:min-width="3.833cm"/>
    </style:style>
    <style:style style:name="gr53" style:family="graphic" style:parent-style-name="standard">
      <style:graphic-properties draw:textarea-horizontal-align="justify" draw:textarea-vertical-align="middle" draw:auto-grow-height="false" fo:min-height="2.29cm" fo:min-width="3.659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3.616cm"/>
    </style:style>
    <style:style style:name="gr55" style:family="graphic" style:parent-style-name="standard">
      <style:graphic-properties draw:textarea-horizontal-align="justify" draw:textarea-vertical-align="middle" draw:auto-grow-height="false" fo:min-height="5.068cm" fo:min-width="5.85cm"/>
    </style:style>
    <style:style style:name="gr56" style:family="graphic" style:parent-style-name="standard">
      <style:graphic-properties draw:textarea-horizontal-align="justify" draw:textarea-vertical-align="middle" draw:auto-grow-height="false" fo:min-height="2.715cm" fo:min-width="4.441cm"/>
    </style:style>
    <style:style style:name="gr57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58" style:family="graphic" style:parent-style-name="standard">
      <style:graphic-properties draw:textarea-horizontal-align="justify" draw:textarea-vertical-align="middle" draw:auto-grow-height="false" fo:min-height="1.995cm" fo:min-width="5.1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59cm" svg:height="17.399cm" svg:x="1.889cm" svg:y="13.3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241cm" svg:height="7.366cm" svg:x="2.016cm" svg:y="-0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143cm" svg:y="-0.524cm">
          <draw:text-box>
            <text:p>PollThCmd</text:p>
          </draw:text-box>
        </draw:frame>
        <draw:frame draw:style-name="gr4" draw:layer="layout" svg:width="22.769cm" svg:height="5.939cm" svg:x="2.143cm" svg:y="0.649cm">
          <draw:text-box>
            <text:p>bool<text:tab/><text:tab/><text:tab/>cmd_pending;<text:tab/>// The new command flag</text:p>
            <text:p>bool<text:tab/><text:tab/><text:tab/>trigger;<text:tab/><text:tab/>// The external trigger flag</text:p>
            <text:p>PollCmdCode<text:tab/><text:tab/>cmd_code;<text:tab/><text:tab/>// The command code</text:p>
            <text:p>DeviceImpl<text:tab/><text:tab/>*dev;<text:tab/><text:tab/><text:tab/>// The device pointer (servant)</text:p>
            <text:p>long<text:tab/><text:tab/><text:tab/>index;<text:tab/><text:tab/><text:tab/>// Index in the device poll_list</text:p>
            <text:p>string<text:tab/><text:tab/><text:tab/>name;<text:tab/><text:tab/><text:tab/>// Object name</text:p>
            <text:p>PollObjType<text:tab/><text:tab/>type;<text:tab/><text:tab/><text:tab/>// Object type (cmd/attr)</text:p>
            <text:p>int<text:tab/><text:tab/><text:tab/><text:tab/>new_upd;<text:tab/><text:tab/>// New update period (For upd period com.)</text:p>
          </draw:text-box>
        </draw:frame>
        <draw:custom-shape draw:style-name="gr5" draw:text-style-name="P1" draw:layer="layout" svg:width="7.112cm" svg:height="4.191cm" svg:x="2.016cm" svg:y="7.3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022cm" svg:height="0.962cm" svg:x="2.397cm" svg:y="7.731cm">
          <draw:text-box>
            <text:p>PollCmdType:enum</text:p>
          </draw:text-box>
        </draw:frame>
        <draw:frame draw:style-name="gr4" draw:layer="layout" svg:width="5.984cm" svg:height="2.384cm" svg:x="2.509cm" svg:y="8.874cm">
          <draw:text-box>
            <text:p>POLL_TIME_OUT,</text:p>
            <text:p>POLL_COMMAND,</text:p>
            <text:p>POLL_TRIGGER</text:p>
          </draw:text-box>
        </draw:frame>
        <draw:custom-shape draw:style-name="gr6" draw:text-style-name="P1" draw:layer="layout" svg:width="12.065cm" svg:height="15.24cm" svg:x="2.397cm" svg:y="14.4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263cm" svg:height="0.962cm" svg:x="2.5cm" svg:y="13.373cm">
          <draw:text-box>
            <text:p>PollThread:omni_thread</text:p>
          </draw:text-box>
        </draw:frame>
        <draw:frame draw:style-name="gr4" draw:layer="layout" svg:width="10.764cm" svg:height="13.049cm" svg:x="3.159cm" svg:y="16.24cm">
          <draw:text-box>
            <text:p>CORBA::Any<text:tab/><text:tab/><text:tab/>in_any;</text:p>
            <text:p>DevVarStringArray<text:tab/>attr_names;</text:p>
            <text:p>AttributeValue<text:tab/><text:tab/>dummy_att;</text:p>
            <text:p>AttributeValue_3<text:tab/>dummy_att3;</text:p>
            <text:p>AttributeValue_4 <text:tab/>dummy_att4;</text:p>
            <text:p>AttributeValue_5<text:tab/>dummy_att5;</text:p>
            <text:p>long<text:tab/><text:tab/><text:tab/><text:tab/>tune_ctr;</text:p>
            <text:p>bool<text:tab/><text:tab/><text:tab/><text:tab/>need_two_tuning;</text:p>
            <text:p>vector&lt;long&gt;<text:tab/><text:tab/>auto_upd;</text:p>
            <text:p>vector&lt;string&gt; <text:s text:c="5"/>auto_name;</text:p>
            <text:p>vector&lt;long&gt; <text:s text:c="7"/>rem_upd;</text:p>
            <text:p>vector&lt;string&gt; <text:s text:c="5"/>rem_name;</text:p>
            <text:p>bool<text:tab/><text:tab/><text:tab/><text:tab/>send_heartbeat;</text:p>
            <text:p>u_int<text:tab/><text:tab/><text:tab/><text:tab/>heartbeat_ctr;</text:p>
            <text:p>u_int <text:s text:c="14"/>previous_nb_late;</text:p>
            <text:p>bool <text:s text:c="15"/>polling_bef_9;</text:p>
            <text:p>ClntIdent <text:tab/><text:tab/><text:tab/>dummy_cl_id;</text:p>
            <text:p>CppClntIdent <text:tab/><text:tab/>cci;</text:p>
          </draw:text-box>
        </draw:frame>
        <draw:frame draw:style-name="gr4" draw:layer="layout" svg:width="2.581cm" svg:height="0.962cm" svg:x="2.483cm" svg:y="14.77cm">
          <draw:text-box>
            <text:p>private:</text:p>
          </draw:text-box>
        </draw:frame>
        <draw:custom-shape draw:style-name="gr7" draw:text-style-name="P1" draw:layer="layout" svg:width="12.065cm" svg:height="4.572cm" svg:x="15.224cm" svg:y="14.4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161cm" svg:height="0.962cm" svg:x="15.732cm" svg:y="14.843cm">
          <draw:text-box>
            <text:p>static:</text:p>
          </draw:text-box>
        </draw:frame>
        <draw:frame draw:style-name="gr4" draw:layer="layout" svg:width="8.147cm" svg:height="2.384cm" svg:x="15.986cm" svg:y="16.367cm">
          <draw:text-box>
            <text:p>DeviceImpl <text:tab/>*dev_to_del;</text:p>
            <text:p>string<text:tab/> <text:s text:c="2"/><text:tab/>name_to_del;</text:p>
            <text:p>PollObjType<text:tab/>type_to_del;</text:p>
          </draw:text-box>
        </draw:frame>
        <draw:custom-shape draw:style-name="gr8" draw:text-style-name="P1" draw:layer="layout" svg:width="12.065cm" svg:height="9.906cm" svg:x="15.224cm" svg:y="19.79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1.098cm" svg:height="8.783cm" svg:x="15.81cm" svg:y="20.939cm">
          <draw:text-box>
            <text:p>PollThCmd<text:tab/><text:tab/><text:tab/>&amp;shared_cmd;</text:p>
            <text:p>TangoMonitor<text:tab/><text:tab/>&amp;p_mon;</text:p>
            <text:p/>
            <text:p>list&lt;WorkItem&gt;<text:tab/><text:tab/>works;</text:p>
            <text:p>vector&lt;WorkItem&gt;<text:tab/>ext_trig_works;</text:p>
            <text:p/>
            <text:p>PollThCmd<text:tab/><text:tab/><text:tab/>local_cmd;</text:p>
            <text:p/>
            <text:p>struct timeval<text:tab/><text:tab/>now;</text:p>
            <text:p>struct timeval<text:tab/><text:tab/>after;</text:p>
            <text:p>long<text:tab/><text:tab/><text:tab/><text:tab/>sleep;</text:p>
            <text:p>bool<text:tab/><text:tab/><text:tab/><text:tab/>polling_stop;</text:p>
          </draw:text-box>
        </draw:frame>
        <draw:frame draw:style-name="gr4" draw:layer="layout" svg:width="3.321cm" svg:height="0.962cm" svg:x="15.459cm" svg:y="20.05cm">
          <draw:text-box>
            <text:p>protected:</text:p>
          </draw:text-box>
        </draw:frame>
        <draw:custom-shape draw:style-name="gr9" draw:text-style-name="P1" draw:layer="layout" svg:width="21.082cm" svg:height="8.128cm" svg:x="1.889cm" svg:y="31.98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0.348cm" svg:height="5.228cm" svg:x="2.397cm" svg:y="34.147cm">
          <draw:text-box>
            <text:p>DeviceImpl<text:tab/><text:tab/><text:tab/>*dev;<text:tab/><text:tab/><text:tab/>// The device pointer (servant)</text:p>
            <text:p>vector&lt;PollObj *&gt; <text:tab/>*poll_list;<text:tab/><text:tab/>// The device poll list</text:p>
            <text:p>struct timeval<text:tab/><text:tab/>wake_up_date;<text:tab/>// The next wake up date</text:p>
            <text:p>int <text:tab/><text:tab/><text:tab/><text:tab/>update;<text:tab/><text:tab/><text:tab/>// The update period (mS)</text:p>
            <text:p>PollObjType<text:tab/><text:tab/><text:tab/>type;<text:tab/><text:tab/><text:tab/>// Object type (command/attr)</text:p>
            <text:p>vector&lt;string&gt;<text:tab/><text:tab/>name;<text:tab/><text:tab/><text:tab/>// Object name(s)</text:p>
            <text:p>struct timeval<text:tab/><text:tab/>needed_time;<text:tab/>// Time needed to execute action</text:p>
          </draw:text-box>
        </draw:frame>
        <draw:frame draw:style-name="gr4" draw:layer="layout" svg:width="3.207cm" svg:height="0.962cm" svg:x="2.111cm" svg:y="32.75cm">
          <draw:text-box>
            <text:p>WorkItem</text:p>
          </draw:text-box>
        </draw:frame>
      </draw:page>
      <draw:page draw:name="page2" draw:style-name="dp1" draw:master-page-name="Default">
        <draw:custom-shape draw:style-name="gr10" draw:text-style-name="P1" xml:id="id1" draw:id="id1" draw:layer="layout" svg:width="6.604cm" svg:height="2.159cm" svg:x="7.731cm" svg:y="-6.112cm">
          <text:p text:style-name="P1">PollThread::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" draw:id="id2" draw:layer="layout" svg:width="6.096cm" svg:height="3.048cm" svg:x="7.985cm" svg:y="-2.175cm">
          <text:p text:style-name="P1">sen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11.033cm" svg:y1="-3.953cm" svg:x2="11.033cm" svg:y2="-2.175cm" draw:start-shape="id1" draw:start-glue-point="8" draw:end-shape="id2" draw:end-glue-point="4" svg:d="M11033-3953v1778" svg:viewBox="0 0 1 1779">
          <text:p/>
        </draw:connector>
        <draw:custom-shape draw:style-name="gr13" draw:text-style-name="P1" xml:id="id3" draw:id="id3" draw:layer="layout" svg:width="5.334cm" svg:height="2.302cm" svg:x="16.494cm" svg:y="-1.81cm">
          <text:p text:style-name="P1">Create WorkItem</text:p>
          <text:p text:style-name="P1">Insert in the list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081cm" svg:y1="-0.651cm" svg:x2="16.494cm" svg:y2="-0.659cm" draw:start-shape="id2" draw:start-glue-point="7" draw:end-shape="id3" draw:end-glue-point="3" svg:d="M14081-651l2413-8" svg:viewBox="0 0 2414 9">
          <text:p/>
        </draw:connector>
        <draw:connector draw:style-name="gr12" draw:text-style-name="P1" draw:layer="layout" draw:type="line" svg:x1="11.033cm" svg:y1="0.873cm" svg:x2="11.033cm" svg:y2="3.921cm" draw:start-shape="id2" draw:start-glue-point="6" draw:end-shape="id4" draw:end-glue-point="4" svg:d="M11033 873v3048" svg:viewBox="0 0 1 3049">
          <text:p/>
        </draw:connector>
        <draw:custom-shape draw:style-name="gr14" draw:text-style-name="P1" xml:id="id4" draw:id="id4" draw:layer="layout" svg:width="5.588cm" svg:height="2.54cm" svg:x="8.239cm" svg:y="3.921cm">
          <text:p text:style-name="P1">PollThread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9.161cm" svg:y1="0.492cm" svg:x2="11.033cm" svg:y2="3.921cm" draw:start-shape="id3" draw:start-glue-point="2" draw:end-shape="id4" draw:end-glue-point="4" svg:d="M19161 492c0 2572-8128 858-8128 3429" svg:viewBox="0 0 8129 3430">
          <text:p/>
        </draw:connector>
        <draw:custom-shape draw:style-name="gr15" draw:text-style-name="P1" draw:layer="layout" svg:width="8.128cm" svg:height="1.27cm" svg:x="23.479cm" svg:y="-3.445cm">
          <text:p text:style-name="P1">Sub device property storage</text:p>
          <draw:enhanced-geometry svg:viewBox="0 0 21600 21600" draw:text-areas="800 800 20800 20800" draw:type="round-rectangular-callout" draw:modifiers="-4902.4480255874 38968.37136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16" draw:text-style-name="P1" xml:id="id5" draw:id="id5" draw:layer="layout" svg:width="6.477cm" svg:height="2.159cm" svg:x="6.715cm" svg:y="-5.731cm">
          <text:p text:style-name="P1">PollThread ma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6" draw:id="id6" draw:layer="layout" svg:width="3.81cm" svg:height="2.413cm" svg:x="8.012cm" svg:y="-1.64cm">
          <text:p text:style-name="P1">Sleep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9.954cm" svg:y1="-3.572cm" svg:x2="9.917cm" svg:y2="-1.64cm" draw:start-shape="id5" draw:start-glue-point="8" draw:end-shape="id6" draw:end-glue-point="4" svg:d="M9954-3572l-37 1932" svg:viewBox="0 0 38 1933">
          <text:p/>
        </draw:connector>
        <draw:custom-shape draw:style-name="gr18" draw:text-style-name="P1" xml:id="id7" draw:id="id7" draw:layer="layout" svg:width="6.858cm" svg:height="1.651cm" svg:x="14.335cm" svg:y="-1.286cm">
          <text:p text:style-name="P1">Received = TIME_OUT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1.822cm" svg:y1="-0.433cm" svg:x2="14.335cm" svg:y2="-0.461cm" draw:start-shape="id6" draw:start-glue-point="7" draw:end-shape="id7" draw:end-glue-point="3" svg:d="M11822-433l2513-28" svg:viewBox="0 0 2514 29">
          <text:p/>
        </draw:connector>
        <draw:connector draw:style-name="gr12" draw:text-style-name="P1" draw:layer="layout" draw:type="line" svg:x1="8.012cm" svg:y1="-0.433cm" svg:x2="4.81cm" svg:y2="-0.397cm" draw:start-shape="id6" draw:start-glue-point="5" draw:end-shape="id8" draw:end-glue-point="10" svg:d="M8012-433l-3202 36" svg:viewBox="0 0 3203 37">
          <text:p/>
        </draw:connector>
        <draw:custom-shape draw:style-name="gr19" draw:text-style-name="P1" xml:id="id8" draw:id="id8" draw:layer="layout" svg:width="9.906cm" svg:height="2.032cm" svg:x="-5.096cm" svg:y="-1.413cm">
          <text:p text:style-name="P1">Received = get_command(sle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1.43cm" svg:height="2.667cm" svg:x="22.336cm" svg:y="-5.096cm">
          <text:p text:style-name="P1">Here received (PollCmdType)</text:p>
          <text:p text:style-name="P1">Is a command type that will be executed in</text:p>
          <text:p text:style-name="P1">This loop cycle</text:p>
          <draw:enhanced-geometry svg:viewBox="0 0 21600 21600" draw:text-areas="800 800 20800 20800" draw:type="round-rectangular-callout" draw:modifiers="-11148.6309159304 34966.4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xml:id="id9" draw:id="id9" draw:layer="layout" svg:width="7.112cm" svg:height="2.667cm" svg:x="6.461cm" svg:y="3.921cm">
          <text:p text:style-name="P1">Create thread local data</text:p>
          <text:p text:style-name="P1">*If required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-0.143cm" svg:y1="0.619cm" svg:x2="10.017cm" svg:y2="3.921cm" draw:start-shape="id8" draw:start-glue-point="8" draw:end-shape="id9" draw:end-glue-point="0" svg:d="M-143 619c0 2476 10160 826 10160 3302" svg:viewBox="0 0 10161 3303">
          <text:p/>
        </draw:connector>
        <draw:connector draw:style-name="gr12" draw:text-style-name="P1" draw:layer="layout" draw:type="curve" svg:x1="17.764cm" svg:y1="0.365cm" svg:x2="10.017cm" svg:y2="3.921cm" draw:start-shape="id7" draw:start-glue-point="2" draw:end-shape="id9" draw:end-glue-point="0" svg:d="M17764 365c0 2665-7747 888-7747 3556" svg:viewBox="0 0 7748 3557">
          <text:p/>
        </draw:connector>
        <draw:custom-shape draw:style-name="gr22" draw:text-style-name="P1" xml:id="id10" draw:id="id10" draw:layer="layout" svg:width="4.699cm" svg:height="13.462cm" svg:x="7.685cm" svg:y="8.4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11" draw:id="id11" draw:layer="layout" svg:width="3.81cm" svg:height="3.429cm" svg:x="8.193cm" svg:y="10.398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13" draw:id="id13" draw:layer="layout" svg:width="3.81cm" svg:height="3.429cm" svg:x="8.193cm" svg:y="14.335cm">
          <text:p text:style-name="P1">TIMEOUT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xml:id="id15" draw:id="id15" draw:layer="layout" svg:width="3.81cm" svg:height="3.429cm" svg:x="8.193cm" svg:y="18.145cm">
          <text:p text:style-name="P1">TRIGGER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layer="layout" svg:width="5.066cm" svg:height="1.089cm" svg:x="7.572cm" svg:y="8.801cm">
          <draw:text-box>
            <text:p>switch(received)</text:p>
          </draw:text-box>
        </draw:frame>
        <draw:connector draw:style-name="gr12" draw:text-style-name="P1" draw:layer="layout" draw:type="line" svg:x1="10.017cm" svg:y1="6.588cm" svg:x2="10.034cm" svg:y2="8.493cm" draw:start-shape="id9" draw:start-glue-point="2" draw:end-shape="id10" svg:d="M10017 6588l17 1905" svg:viewBox="0 0 18 1906">
          <text:p/>
        </draw:connector>
        <draw:custom-shape draw:style-name="gr25" draw:text-style-name="P1" xml:id="id12" draw:id="id12" draw:layer="layout" svg:width="5.461cm" svg:height="2.159cm" svg:x="14.462cm" svg:y="11.006cm">
          <text:p text:style-name="P1">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4" draw:id="id14" draw:layer="layout" svg:width="5.461cm" svg:height="2.159cm" svg:x="14.462cm" svg:y="14.97cm">
          <text:p text:style-name="P1">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6" draw:id="id16" draw:layer="layout" svg:width="5.461cm" svg:height="2.159cm" svg:x="14.386cm" svg:y="18.78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003cm" svg:y1="12.113cm" svg:x2="14.462cm" svg:y2="12.086cm" draw:start-shape="id11" draw:start-glue-point="7" draw:end-shape="id12" draw:end-glue-point="6" svg:d="M12003 12113l2459-27" svg:viewBox="0 0 2460 28">
          <text:p/>
        </draw:connector>
        <draw:connector draw:style-name="gr12" draw:text-style-name="P1" draw:layer="layout" draw:type="line" svg:x1="12.003cm" svg:y1="16.05cm" svg:x2="14.462cm" svg:y2="16.05cm" draw:start-shape="id13" draw:start-glue-point="7" draw:end-shape="id14" draw:end-glue-point="6" svg:d="M12003 16050h2459" svg:viewBox="0 0 2460 1">
          <text:p/>
        </draw:connector>
        <draw:connector draw:style-name="gr12" draw:text-style-name="P1" draw:layer="layout" draw:type="line" svg:x1="12.003cm" svg:y1="19.86cm" svg:x2="14.386cm" svg:y2="19.867cm" draw:start-shape="id15" draw:start-glue-point="7" draw:end-shape="id16" draw:end-glue-point="6" svg:d="M12003 19860l2383 7" svg:viewBox="0 0 2384 8">
          <text:p/>
        </draw:connector>
        <draw:custom-shape draw:style-name="gr26" draw:text-style-name="P1" draw:layer="layout" svg:width="5.207cm" svg:height="1.556cm" svg:x="17.237cm" svg:y="21.99cm">
          <text:p text:style-name="P1">tune_ctr =&lt; 0</text:p>
          <draw:enhanced-geometry svg:viewBox="0 0 21600 21600" draw:text-areas="800 800 20800 20800" draw:type="round-rectangular-callout" draw:modifiers="-23171.8894009217 53105.2023121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1" draw:layer="layout" draw:type="line" svg:x1="10.034cm" svg:y1="21.955cm" svg:x2="10.115cm" svg:y2="25.054cm" draw:start-shape="id10" draw:start-glue-point="2" draw:end-shape="id17" draw:end-glue-point="4" svg:d="M10034 21955l81 3099" svg:viewBox="0 0 82 3100">
          <text:p/>
        </draw:connector>
        <draw:custom-shape draw:style-name="gr27" draw:text-style-name="P1" xml:id="id17" draw:id="id17" draw:layer="layout" svg:width="5.715cm" svg:height="2.286cm" svg:x="7.258cm" svg:y="25.054cm">
          <text:p text:style-name="P1">tune_list</text:p>
          <text:p text:style-name="P1">*if requ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18" draw:id="id18" draw:layer="layout" svg:width="6.223cm" svg:height="2.159cm" svg:x="7.096cm" svg:y="29.829cm">
          <text:p text:style-name="P1">compute_sleep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0.115cm" svg:y1="27.34cm" svg:x2="10.208cm" svg:y2="29.829cm" draw:start-shape="id17" draw:start-glue-point="8" draw:end-shape="id18" draw:end-glue-point="4" svg:d="M10115 27340l93 2489" svg:viewBox="0 0 94 2490">
          <text:p/>
        </draw:connector>
        <draw:connector draw:style-name="gr12" draw:text-style-name="P1" draw:layer="layout" draw:type="curve" draw:line-skew="-16.001cm" svg:x1="7.096cm" svg:y1="30.909cm" svg:x2="6.715cm" svg:y2="-4.651cm" draw:start-shape="id18" draw:start-glue-point="6" draw:end-shape="id5" draw:end-glue-point="6" svg:d="M7096 30909c-25326 0-25135-35560-381-35560" svg:viewBox="0 0 18972 35561">
          <text:p/>
        </draw:connector>
      </draw:page>
      <draw:page draw:name="page4" draw:style-name="dp1" draw:master-page-name="Default">
        <draw:custom-shape draw:style-name="gr29" draw:text-style-name="P1" xml:id="id19" draw:id="id19" draw:layer="layout" svg:width="8.128cm" svg:height="2.667cm" svg:x="6.588cm" svg:y="-3.699cm">
          <text:p text:style-name="P1">PollThread::ge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20" draw:id="id20" draw:layer="layout" svg:width="6.985cm" svg:height="2.032cm" svg:x="7.212cm" svg:y="1.762cm">
          <text:p text:style-name="P1">omi_mutex::sync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.652cm" svg:y1="-1.032cm" svg:x2="10.704cm" svg:y2="1.762cm" draw:start-shape="id19" draw:start-glue-point="8" draw:end-shape="id20" draw:end-glue-point="0" svg:d="M10652-1032l52 2794" svg:viewBox="0 0 53 2795">
          <text:p/>
        </draw:connector>
        <draw:custom-shape draw:style-name="gr31" draw:text-style-name="P1" xml:id="id21" draw:id="id21" draw:layer="layout" svg:width="8.763cm" svg:height="4.699cm" svg:x="6.361cm" svg:y="4.883cm">
          <text:p text:style-name="P1">Not shared_cmd.pending &amp;&amp;</text:p>
          <text:p text:style-name="P1">Not 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10.704cm" svg:y1="3.794cm" svg:x2="10.743cm" svg:y2="4.883cm" draw:start-shape="id20" draw:start-glue-point="2" draw:end-shape="id21" draw:end-glue-point="4" svg:d="M10704 3794l39 1089" svg:viewBox="0 0 40 1090">
          <text:p/>
        </draw:connector>
        <draw:custom-shape draw:style-name="gr32" draw:text-style-name="P1" xml:id="id22" draw:id="id22" draw:layer="layout" svg:width="5.461cm" svg:height="3.048cm" svg:x="17.51cm" svg:y="5.699cm">
          <text:p text:style-name="P1">Works.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15.124cm" svg:y1="7.233cm" svg:x2="17.51cm" svg:y2="7.223cm" draw:start-shape="id21" draw:start-glue-point="7" draw:end-shape="id22" draw:end-glue-point="5" svg:d="M15124 7233l2386-10" svg:viewBox="0 0 2387 11">
          <text:p/>
        </draw:connector>
        <draw:custom-shape draw:style-name="gr33" draw:text-style-name="P1" xml:id="id23" draw:id="id23" draw:layer="layout" svg:width="4.826cm" svg:height="2.286cm" svg:x="26.119cm" svg:y="6.13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22.971cm" svg:y1="7.223cm" svg:x2="26.119cm" svg:y2="7.277cm" draw:start-shape="id22" draw:start-glue-point="7" draw:end-shape="id23" svg:d="M22971 7223l3148 54" svg:viewBox="0 0 3149 55">
          <text:p/>
        </draw:connector>
        <draw:custom-shape draw:style-name="gr34" draw:text-style-name="P1" xml:id="id24" draw:id="id24" draw:layer="layout" svg:width="5.969cm" svg:height="3.175cm" svg:x="17.256cm" svg:y="10.652cm">
          <text:p text:style-name="P1">Timeout =&lt;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20.241cm" svg:y1="8.747cm" svg:x2="20.241cm" svg:y2="10.652cm" draw:start-shape="id22" draw:start-glue-point="6" draw:end-shape="id24" draw:end-glue-point="4" svg:d="M20241 8747v1905" svg:viewBox="0 0 1 1906">
          <text:p/>
        </draw:connector>
        <draw:connector draw:style-name="gr12" draw:text-style-name="P1" draw:layer="layout" draw:type="curve" svg:x1="23.225cm" svg:y1="12.24cm" svg:x2="28.532cm" svg:y2="8.42cm" draw:start-shape="id24" draw:start-glue-point="7" draw:end-shape="id23" draw:end-glue-point="8" svg:d="M23225 12240c3538 0 5307-1273 5307-3820" svg:viewBox="0 0 5308 3821">
          <text:p/>
        </draw:connector>
        <draw:custom-shape draw:style-name="gr35" draw:text-style-name="P1" draw:layer="layout" svg:width="6.096cm" svg:height="1.651cm" svg:x="28.178cm" svg:y="13.7cm">
          <text:p text:style-name="P1">External parameter</text:p>
          <draw:enhanced-geometry svg:viewBox="0 0 21600 21600" draw:text-areas="800 800 20800 20800" draw:type="round-rectangular-callout" draw:modifiers="-29018.4680990651 -12002.90556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" xml:id="id25" draw:id="id25" draw:layer="layout" svg:width="9.398cm" svg:height="3.683cm" svg:x="6.072cm" svg:y="17.002cm">
          <text:p text:style-name="P1">shared_cmd.cmd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10.743cm" svg:y1="9.582cm" svg:x2="10.771cm" svg:y2="17.002cm" draw:start-shape="id21" draw:start-glue-point="6" draw:end-shape="id25" svg:d="M10743 9582l28 7420" svg:viewBox="0 0 29 7421">
          <text:p/>
        </draw:connector>
        <draw:custom-shape draw:style-name="gr37" draw:text-style-name="P1" xml:id="id26" draw:id="id26" draw:layer="layout" svg:width="7.239cm" svg:height="2.54cm" svg:x="20.177cm" svg:y="17.637cm">
          <text:p text:style-name="P1">local_cmd = shared_cmd;</text:p>
          <text:p text:style-name="P1">ret = POLL_COMMAND;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5.47cm" svg:y1="18.843cm" svg:x2="20.177cm" svg:y2="18.907cm" draw:start-shape="id25" draw:start-glue-point="7" draw:end-shape="id26" svg:d="M15470 18843l4707 64" svg:viewBox="0 0 4708 65">
          <text:p/>
        </draw:connector>
        <draw:custom-shape draw:style-name="gr38" draw:text-style-name="P1" xml:id="id27" draw:id="id27" draw:layer="layout" svg:width="7.747cm" svg:height="3.461cm" svg:x="6.969cm" svg:y="23.193cm">
          <text:p text:style-name="P1">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10.771cm" svg:y1="20.685cm" svg:x2="10.843cm" svg:y2="23.193cm" draw:start-shape="id25" draw:start-glue-point="6" draw:end-shape="id27" draw:end-glue-point="4" svg:d="M10771 20685l72 2508" svg:viewBox="0 0 73 2509">
          <text:p/>
        </draw:connector>
        <draw:custom-shape draw:style-name="gr37" draw:text-style-name="P1" xml:id="id28" draw:id="id28" draw:layer="layout" svg:width="7.239cm" svg:height="2.54cm" svg:x="20.223cm" svg:y="23.679cm">
          <text:p text:style-name="P1">local_cmd = shared_cmd;</text:p>
          <text:p text:style-name="P1">ret = POLL_TRIGGER;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716cm" svg:y1="24.924cm" svg:x2="20.223cm" svg:y2="24.949cm" draw:start-shape="id27" draw:start-glue-point="7" draw:end-shape="id28" draw:end-glue-point="3" svg:d="M14716 24924l5507 25" svg:viewBox="0 0 5508 26">
          <text:p/>
        </draw:connector>
        <draw:custom-shape draw:style-name="gr39" draw:text-style-name="P1" xml:id="id29" draw:id="id29" draw:layer="layout" svg:width="7.493cm" svg:height="2.413cm" svg:x="7.123cm" svg:y="29.702cm">
          <text:p text:style-name="P1">ret = POLL_TIME_OUT;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0.843cm" svg:y1="26.654cm" svg:x2="10.869cm" svg:y2="29.702cm" draw:start-shape="id27" draw:start-glue-point="6" draw:end-shape="id29" draw:end-glue-point="0" svg:d="M10843 26654l26 3048" svg:viewBox="0 0 27 3049">
          <text:p/>
        </draw:connector>
        <draw:custom-shape draw:style-name="gr40" draw:text-style-name="P1" xml:id="id30" draw:id="id30" draw:layer="layout" svg:width="7.112cm" svg:height="2.794cm" svg:x="7.35cm" svg:y="34.655cm">
          <text:p text:style-name="P1">Return re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0.869cm" svg:y1="32.115cm" svg:x2="10.906cm" svg:y2="34.655cm" draw:start-shape="id29" draw:start-glue-point="2" draw:end-shape="id30" draw:end-glue-point="4" svg:d="M10869 32115l37 2540" svg:viewBox="0 0 38 2541">
          <text:p/>
        </draw:connector>
        <draw:connector draw:style-name="gr12" draw:text-style-name="P1" draw:layer="layout" draw:type="curve" svg:x1="23.842cm" svg:y1="26.219cm" svg:x2="14.462cm" svg:y2="36.052cm" draw:start-shape="id28" draw:start-glue-point="2" draw:end-shape="id30" draw:end-glue-point="10" svg:d="M23842 26219c0 6556-3126 9833-9380 9833" svg:viewBox="0 0 9381 9834">
          <text:p/>
        </draw:connector>
        <draw:connector draw:style-name="gr41" draw:text-style-name="P1" draw:layer="layout" draw:type="line" svg:x1="23.796cm" svg:y1="20.177cm" svg:x2="23.842cm" svg:y2="23.679cm" draw:start-shape="id26" draw:start-glue-point="2" draw:end-shape="id28" draw:end-glue-point="0" svg:d="M23796 20177l46 3502" svg:viewBox="0 0 47 3503">
          <text:p/>
        </draw:connector>
      </draw:page>
      <draw:page draw:name="page5" draw:style-name="dp1" draw:master-page-name="Default">
        <draw:custom-shape draw:style-name="gr42" draw:text-style-name="P1" xml:id="id31" draw:id="id31" draw:layer="layout" svg:width="7.874cm" svg:height="2.54cm" svg:x="6.834cm" svg:y="-12.716cm">
          <text:p text:style-name="P1">PollThread::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xml:id="id32" draw:id="id32" draw:layer="layout" svg:width="64.77cm" svg:height="6.858cm" svg:x="-21.59cm" svg:y="-7.9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xml:id="id55" draw:id="id55" draw:layer="layout" svg:width="6.477cm" svg:height="4.826cm" svg:x="-20.746cm" svg:y="-6.215cm">
          <text:p text:style-name="P1">POLL_ADD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7.072cm" svg:height="0.962cm" svg:x="5.99cm" svg:y="-7.428cm">
          <draw:text-box>
            <text:p>switch(local_cmd.code)</text:p>
          </draw:text-box>
        </draw:frame>
        <draw:custom-shape draw:style-name="gr44" draw:text-style-name="P1" xml:id="id52" draw:id="id52" draw:layer="layout" svg:width="6.477cm" svg:height="4.826cm" svg:x="-13.801cm" svg:y="-6.285cm">
          <text:p text:style-name="P1">POLL_REM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xml:id="id51" draw:id="id51" draw:layer="layout" svg:width="6.477cm" svg:height="4.826cm" svg:x="-6.816cm" svg:y="-6.285cm">
          <text:p text:style-name="P1">POLL_REM_EXT</text:p>
          <text:p text:style-name="P1">_TRIG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xml:id="id48" draw:id="id48" draw:layer="layout" svg:width="6.477cm" svg:height="4.826cm" svg:x="0.042cm" svg:y="-6.285cm">
          <text:p text:style-name="P1">POLL_REM_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xml:id="id47" draw:id="id47" draw:layer="layout" svg:width="6.477cm" svg:height="4.826cm" svg:x="6.9cm" svg:y="-6.285cm">
          <text:p text:style-name="P1">POLL_UPD_PERI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xml:id="id44" draw:id="id44" draw:layer="layout" svg:width="6.477cm" svg:height="4.826cm" svg:x="14.139cm" svg:y="-6.285cm">
          <text:p text:style-name="P1">POLL_AD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" xml:id="id40" draw:id="id40" draw:layer="layout" svg:width="5.168cm" svg:height="4.826cm" svg:x="28.351cm" svg:y="-6.239cm">
          <text:p text:style-name="P1">POLL_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xml:id="id38" draw:id="id38" draw:layer="layout" svg:width="4.564cm" svg:height="4.826cm" svg:x="33.532cm" svg:y="-6.284cm">
          <text:p text:style-name="P1">POLL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" xml:id="id36" draw:id="id36" draw:layer="layout" svg:width="4.495cm" svg:height="4.826cm" svg:x="38.338cm" svg:y="-6.366cm">
          <text:p text:style-name="P1">POLL_EX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10.771cm" svg:y1="-10.176cm" svg:x2="10.795cm" svg:y2="-7.936cm" draw:start-shape="id31" draw:start-glue-point="8" draw:end-shape="id32" svg:d="M10771-10176l24 2240" svg:viewBox="0 0 25 2241">
          <text:p/>
        </draw:connector>
        <draw:custom-shape draw:style-name="gr48" draw:text-style-name="P1" xml:id="id35" draw:id="id35" draw:layer="layout" svg:width="7.366cm" svg:height="2.667cm" svg:x="6.08cm" svg:y="32.228cm">
          <text:p text:style-name="P1">Inform requesting thread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2.192cm" svg:height="3.937cm" svg:x="16.367cm" svg:y="29.561cm">
          <text:p/>
          <draw:enhanced-geometry svg:viewBox="0 0 21600 21600" draw:text-areas="800 800 20800 20800" draw:type="round-rectangular-callout" draw:modifiers="-5341.09735093906 21276.383951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layer="layout" svg:width="13.38cm" svg:height="3.806cm" svg:x="15.351cm" svg:y="29.688cm">
          <draw:text-box>
            <text:p><text:s text:c="7"/>{</text:p>
            <text:p><text:tab/><text:tab/>omni_mutex_lock sync(p_mon);</text:p>
            <text:p><text:tab/><text:tab/>shared_cmd.cmd_pending = false;</text:p>
            <text:p><text:tab/><text:tab/>p_mon.signal();</text:p>
            <text:p><text:tab/>}</text:p>
          </draw:text-box>
        </draw:frame>
        <draw:custom-shape draw:style-name="gr37" draw:text-style-name="P1" xml:id="id33" draw:id="id33" draw:layer="layout" svg:width="7.239cm" svg:height="2.54cm" svg:x="6.207cm" svg:y="36.56cm">
          <text:p text:style-name="P1">Print debug info</text:p>
          <text:p text:style-name="P1">*if required</text:p>
          <draw:enhanced-geometry svg:viewBox="0 0 21600 21600" draw:type="rectangle" draw:enhanced-path="M 0 0 L 21600 0 21600 21600 0 21600 0 0 Z N"/>
        </draw:custom-shape>
        <draw:custom-shape draw:style-name="gr51" draw:text-style-name="P1" xml:id="id34" draw:id="id34" draw:layer="layout" svg:width="4.699cm" svg:height="1.412cm" svg:x="7.504cm" svg:y="40.10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9.826cm" svg:y1="39.1cm" svg:x2="9.854cm" svg:y2="40.101cm" draw:start-shape="id33" draw:start-glue-point="2" draw:end-shape="id34" draw:end-glue-point="4" svg:d="M9826 39100l28 1001" svg:viewBox="0 0 29 1002">
          <text:p/>
        </draw:connector>
        <draw:connector draw:style-name="gr12" draw:text-style-name="P1" draw:layer="layout" draw:type="line" svg:x1="9.763cm" svg:y1="34.895cm" svg:x2="9.826cm" svg:y2="36.56cm" draw:start-shape="id35" draw:start-glue-point="2" draw:end-shape="id33" svg:d="M9763 34895l63 1665" svg:viewBox="0 0 64 1666">
          <text:p/>
        </draw:connector>
        <draw:custom-shape draw:style-name="gr52" draw:text-style-name="P1" xml:id="id37" draw:id="id37" draw:layer="layout" svg:width="4.333cm" svg:height="2.667cm" svg:x="38.446cm" svg:y="0.619cm">
          <text:p text:style-name="P1">omni_thread</text:p>
          <text:p text:style-name="P1">::exit();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40.586cm" svg:y1="-1.54cm" svg:x2="40.612cm" svg:y2="0.619cm" draw:start-shape="id36" draw:start-glue-point="6" draw:end-shape="id37" draw:end-glue-point="0" svg:d="M40586-1540l26 2159" svg:viewBox="0 0 27 2160">
          <text:p/>
        </draw:connector>
        <draw:connector draw:style-name="gr12" draw:text-style-name="P1" draw:layer="layout" draw:type="curve" draw:line-skew="7.132cm" svg:x1="40.612cm" svg:y1="3.286cm" svg:x2="9.763cm" svg:y2="32.228cm" draw:start-shape="id37" draw:start-glue-point="2" draw:end-shape="id35" draw:end-glue-point="0" svg:d="M40612 3286c0 32403-30849 17932-30849 28942" svg:viewBox="0 0 30850 28943">
          <text:p/>
        </draw:connector>
        <draw:custom-shape draw:style-name="gr53" draw:text-style-name="P1" xml:id="id39" draw:id="id39" draw:layer="layout" svg:width="4.159cm" svg:height="2.54cm" svg:x="33.815cm" svg:y="0.7cm">
          <text:p text:style-name="P1">polling_stop </text:p>
          <text:p text:style-name="P1">= true;</text:p>
          <draw:enhanced-geometry svg:viewBox="0 0 21600 21600" draw:type="rectangle" draw:enhanced-path="M 0 0 L 21600 0 21600 21600 0 21600 0 0 Z N"/>
        </draw:custom-shape>
        <draw:custom-shape draw:style-name="gr54" draw:text-style-name="P1" xml:id="id41" draw:id="id41" draw:layer="layout" svg:width="4.116cm" svg:height="2.54cm" svg:x="28.9cm" svg:y="0.746cm">
          <text:p text:style-name="P1">polling_stop</text:p>
          <text:p text:style-name="P1"><text:s/>= false;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35.814cm" svg:y1="-1.458cm" svg:x2="35.894cm" svg:y2="0.7cm" draw:start-shape="id38" draw:start-glue-point="6" draw:end-shape="id39" draw:end-glue-point="0" svg:d="M35814-1458l80 2158" svg:viewBox="0 0 81 2159">
          <text:p/>
        </draw:connector>
        <draw:connector draw:style-name="gr12" draw:text-style-name="P1" draw:layer="layout" draw:type="line" svg:x1="30.935cm" svg:y1="-1.413cm" svg:x2="30.958cm" svg:y2="0.746cm" draw:start-shape="id40" draw:start-glue-point="6" draw:end-shape="id41" draw:end-glue-point="0" svg:d="M30935-1413l23 2159" svg:viewBox="0 0 24 2160">
          <text:p/>
        </draw:connector>
        <draw:connector draw:style-name="gr12" draw:text-style-name="P1" draw:layer="layout" draw:type="curve" draw:line-skew="6.253cm" svg:x1="35.894cm" svg:y1="3.24cm" svg:x2="9.763cm" svg:y2="32.228cm" draw:start-shape="id39" draw:start-glue-point="2" draw:end-shape="id35" draw:end-glue-point="0" svg:d="M35894 3240c0 31120-26131 16627-26131 28988" svg:viewBox="0 0 26132 28989">
          <text:p/>
        </draw:connector>
        <draw:connector draw:style-name="gr12" draw:text-style-name="P1" draw:layer="layout" draw:type="curve" draw:line-skew="5.214cm" svg:x1="30.958cm" svg:y1="3.286cm" svg:x2="9.763cm" svg:y2="32.228cm" draw:start-shape="id41" draw:start-glue-point="2" draw:end-shape="id35" draw:end-glue-point="0" svg:d="M30958 3286c0 29527-21195 15057-21195 28942" svg:viewBox="0 0 21196 28943">
          <text:p/>
        </draw:connector>
        <draw:custom-shape draw:style-name="gr44" draw:text-style-name="P1" xml:id="id43" draw:id="id43" draw:layer="layout" svg:width="6.477cm" svg:height="4.826cm" svg:x="21.193cm" svg:y="-6.239cm">
          <text:p text:style-name="P1">POLL_REM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1" xml:id="id42" draw:id="id42" draw:layer="layout" svg:width="6.35cm" svg:height="5.318cm" svg:x="21.336cm" svg:y="0.1cm">
          <text:p text:style-name="P1">Erase from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draw:line-skew="3.64cm" svg:x1="24.511cm" svg:y1="5.418cm" svg:x2="9.763cm" svg:y2="32.228cm" draw:start-shape="id42" draw:start-glue-point="2" draw:end-shape="id35" draw:end-glue-point="0" svg:d="M24511 5418c0 25567-14748 12163-14748 26810" svg:viewBox="0 0 14749 26811">
          <text:p/>
        </draw:connector>
        <draw:connector draw:style-name="gr12" draw:text-style-name="P1" draw:layer="layout" draw:type="line" svg:x1="24.432cm" svg:y1="-1.413cm" svg:x2="24.511cm" svg:y2="0.1cm" draw:start-shape="id43" draw:start-glue-point="6" draw:end-shape="id42" draw:end-glue-point="0" svg:d="M24432-1413l79 1513" svg:viewBox="0 0 80 1514">
          <text:p/>
        </draw:connector>
        <draw:custom-shape draw:style-name="gr55" draw:text-style-name="P1" xml:id="id45" draw:id="id45" draw:layer="layout" svg:width="6.35cm" svg:height="5.318cm" svg:x="14.281cm" svg:y="0.165cm">
          <text:p text:style-name="P1">Create and insert into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7.378cm" svg:y1="-1.459cm" svg:x2="17.456cm" svg:y2="0.165cm" draw:start-shape="id44" draw:start-glue-point="6" draw:end-shape="id45" draw:end-glue-point="0" svg:d="M17378-1459l78 1624" svg:viewBox="0 0 79 1625">
          <text:p/>
        </draw:connector>
        <draw:connector draw:style-name="gr12" draw:text-style-name="P1" draw:layer="layout" draw:type="curve" draw:line-skew="3.735cm" svg:x1="17.456cm" svg:y1="5.483cm" svg:x2="9.763cm" svg:y2="32.228cm" draw:start-shape="id45" draw:start-glue-point="2" draw:end-shape="id35" draw:end-glue-point="0" svg:d="M17456 5483c0 25660-7693 12288-7693 26745" svg:viewBox="0 0 7694 26746">
          <text:p/>
        </draw:connector>
        <draw:custom-shape draw:style-name="gr56" draw:text-style-name="P1" xml:id="id46" draw:id="id46" draw:layer="layout" svg:width="6.985cm" svg:height="4.191cm" svg:x="6.723cm" svg:y="17.542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0.216cm" svg:y1="21.733cm" svg:x2="9.763cm" svg:y2="32.228cm" draw:start-shape="id46" draw:start-glue-point="8" draw:end-shape="id35" draw:end-glue-point="0" svg:d="M10216 21733c0 7870-453 2623-453 10495" svg:viewBox="0 0 454 10496">
          <text:p/>
        </draw:connector>
        <draw:connector draw:style-name="gr12" draw:text-style-name="P1" draw:layer="layout" draw:type="line" svg:x1="10.139cm" svg:y1="-1.459cm" svg:x2="10.216cm" svg:y2="17.542cm" draw:start-shape="id47" draw:start-glue-point="6" draw:end-shape="id46" draw:end-glue-point="4" svg:d="M10139-1459l77 19001" svg:viewBox="0 0 78 19002">
          <text:p/>
        </draw:connector>
        <draw:custom-shape draw:style-name="gr57" draw:text-style-name="P1" xml:id="id49" draw:id="id49" draw:layer="layout" svg:width="9.017cm" svg:height="6.35cm" svg:x="-1.186cm" svg:y="10.111cm">
          <text:p text:style-name="P1">Remove from works and triggers</text:p>
          <text:p text:style-name="P1">WorkItems with device ==</text:p>
          <text:p text:style-name="P1">dev_to_del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3.281cm" svg:y1="-1.459cm" svg:x2="3.322cm" svg:y2="10.111cm" draw:start-shape="id48" draw:start-glue-point="6" draw:end-shape="id49" draw:end-glue-point="0" svg:d="M3281-1459l41 11570" svg:viewBox="0 0 42 11571">
          <text:p/>
        </draw:connector>
        <draw:connector draw:style-name="gr12" draw:text-style-name="P1" draw:layer="layout" draw:type="curve" draw:line-skew="2.866cm" svg:x1="3.322cm" svg:y1="16.461cm" svg:x2="9.763cm" svg:y2="32.228cm" draw:start-shape="id49" draw:start-glue-point="2" draw:end-shape="id35" draw:end-glue-point="0" svg:d="M3322 16461c0 16123 6441 8240 6441 15767" svg:viewBox="0 0 6442 15768">
          <text:p/>
        </draw:connector>
        <draw:custom-shape draw:style-name="gr57" draw:text-style-name="P1" xml:id="id50" draw:id="id50" draw:layer="layout" svg:width="9.017cm" svg:height="6.35cm" svg:x="-8.036cm" svg:y="1.843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7.089cm" svg:height="2.384cm" svg:x="-7.255cm" svg:y="2.905cm">
          <draw:text-box>
            <text:p text:style-name="P1">Erase from ext_triggers</text:p>
            <text:p text:style-name="P1">WorkItems If all:</text:p>
            <text:p text:style-name="P1"/>
          </draw:text-box>
        </draw:frame>
        <draw:frame draw:style-name="gr4" draw:layer="layout" svg:width="8.503cm" svg:height="2.384cm" svg:x="-7.255cm" svg:y="5.064cm">
          <draw:text-box>
            <text:p>dev == local_cmd.dev</text:p>
            <text:p>type == local_cmd.type</text:p>
            <text:p>name[0] == local_cmd.name</text:p>
          </draw:text-box>
        </draw:frame>
        <draw:connector draw:style-name="gr12" draw:text-style-name="P1" draw:layer="layout" draw:type="curve" draw:line-skew="6.731cm" svg:x1="-3.528cm" svg:y1="8.193cm" svg:x2="9.763cm" svg:y2="32.228cm" draw:start-shape="id50" draw:start-glue-point="2" draw:end-shape="id35" svg:d="M-3528 8193c0 28122 13291 16105 13291 24035" svg:viewBox="0 0 13292 24036">
          <text:p/>
        </draw:connector>
        <draw:connector draw:style-name="gr12" draw:text-style-name="P1" draw:layer="layout" draw:type="line" svg:x1="-3.577cm" svg:y1="-1.459cm" svg:x2="-3.528cm" svg:y2="1.843cm" draw:start-shape="id51" draw:start-glue-point="6" draw:end-shape="id50" svg:d="M-3577-1459l49 3302" svg:viewBox="0 0 50 3303">
          <text:p/>
        </draw:connector>
        <draw:custom-shape draw:style-name="gr57" draw:text-style-name="P1" xml:id="id53" draw:id="id53" draw:layer="layout" svg:width="9.017cm" svg:height="6.35cm" svg:x="-14.964cm" svg:y="9.6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425cm" svg:height="2.384cm" svg:x="-14.179cm" svg:y="10.198cm">
          <draw:text-box>
            <text:p text:style-name="P1">Erase from works</text:p>
            <text:p text:style-name="P1">WorkItems If all:</text:p>
            <text:p text:style-name="P1"/>
          </draw:text-box>
        </draw:frame>
        <draw:frame draw:style-name="gr4" draw:layer="layout" svg:width="7.796cm" svg:height="2.384cm" svg:x="-14.456cm" svg:y="12.484cm">
          <draw:text-box>
            <text:p>dev == local_cmd.dev</text:p>
            <text:p>type == local_cmd.type</text:p>
            <text:p>name == local_cmd.name</text:p>
          </draw:text-box>
        </draw:frame>
        <draw:connector draw:style-name="gr12" draw:text-style-name="P1" draw:layer="layout" draw:type="line" svg:x1="-10.562cm" svg:y1="-1.459cm" svg:x2="-10.456cm" svg:y2="9.69cm" draw:start-shape="id52" draw:start-glue-point="6" draw:end-shape="id53" draw:end-glue-point="0" svg:d="M-10562-1459l106 11149" svg:viewBox="0 0 107 11150">
          <text:p/>
        </draw:connector>
        <draw:connector draw:style-name="gr12" draw:text-style-name="P1" draw:layer="layout" draw:type="curve" draw:line-skew="3.806cm" svg:x1="-10.456cm" svg:y1="16.04cm" svg:x2="9.763cm" svg:y2="32.228cm" draw:start-shape="id53" draw:start-glue-point="2" draw:end-shape="id35" svg:d="M-10456 16040c0 17850 20219 9756 20219 16188" svg:viewBox="0 0 20220 16189">
          <text:p/>
        </draw:connector>
        <draw:custom-shape draw:style-name="gr58" draw:text-style-name="P1" xml:id="id54" draw:id="id54" draw:layer="layout" svg:width="8.001cm" svg:height="3.175cm" svg:x="-21.552cm" svg:y="2.67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draw:line-skew="8.851cm" svg:x1="-17.552cm" svg:y1="5.853cm" svg:x2="9.763cm" svg:y2="32.228cm" draw:start-shape="id54" draw:start-glue-point="8" draw:end-shape="id35" draw:end-glue-point="0" svg:d="M-17552 5853c0 33057 27315 19870 27315 26375" svg:viewBox="0 0 27316 26376">
          <text:p/>
        </draw:connector>
        <draw:connector draw:style-name="gr12" draw:text-style-name="P1" draw:layer="layout" draw:type="line" svg:x1="-17.507cm" svg:y1="-1.389cm" svg:x2="-17.552cm" svg:y2="2.678cm" draw:start-shape="id55" draw:start-glue-point="6" draw:end-shape="id54" draw:end-glue-point="4" svg:d="M-17507-1389l-45 4067" svg:viewBox="0 0 46 40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9T16:32:47.882621586</meta:creation-date>
    <dc:date>2018-08-09T18:47:13.387509185</dc:date>
    <dc:creator>Igor Khokhriakov</dc:creator>
    <meta:editing-duration>PT2H14M23S</meta:editing-duration>
    <meta:editing-cycles>5</meta:editing-cycles>
    <meta:generator>LibreOffice/4.3.3.2$Linux_X86_64 LibreOffice_project/430m0$Build-2</meta:generator>
    <meta:document-statistic meta:object-count="140"/>
  </office:meta>
</office:document-meta>
</file>